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LERO PONCE, KELY GUIS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1341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9896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LERO PONCE, KELY GUIS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1341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098 9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56417097</text:p>
          </table:table-cell>
          <table:table-cell table:style-name="Tabla2.D3" office:value-type="string">
            <text:p text:style-name="P23">15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51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